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38A479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cffff" draw:fill-gradient-name="Radial_20_red_2f_yellow" draw:fill-image-name="Fiery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gradient" draw:fill-color="#ccffff" draw:fill-gradient-name="Radial_20_red_2f_yellow" draw:fill-image-name="Fiery" draw:textarea-horizontal-align="center" draw:textarea-vertical-align="middle"/>
    </style:style>
    <style:style style:name="gr3" style:family="graphic" style:parent-style-name="standard">
      <style:graphic-properties draw:fill="gradient" draw:fill-color="#ccffff" draw:fill-gradient-name="Square_20_yellow_2f_white" draw:fill-image-name="Fiery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2.474cm" svg:height="2.474cm" svg:x="1.635cm" svg:y="1.91cm">
          <text:p text:style-name="P1">Start</text:p>
          <text:p text:style-name="P1">Op</text:p>
        </draw:circle>
        <draw:ellipse draw:style-name="gr1" draw:text-style-name="P1" xml:id="id2" draw:id="id2" draw:layer="layout" svg:width="2.475cm" svg:height="2.474cm" svg:x="5.255cm" svg:y="1.91cm">
          <text:p text:style-name="P1">Seed</text:p>
          <text:p text:style-name="P1">Op</text:p>
        </draw:ellipse>
        <draw:ellipse draw:style-name="gr1" draw:text-style-name="P1" xml:id="id3" draw:id="id3" draw:layer="layout" svg:width="2.475cm" svg:height="2.474cm" svg:x="8.875cm" svg:y="1.91cm">
          <text:p text:style-name="P1">Wait</text:p>
          <text:p text:style-name="P1">For Op</text:p>
        </draw:ellipse>
        <draw:circle draw:style-name="gr1" draw:text-style-name="P1" xml:id="id4" draw:id="id4" draw:layer="layout" svg:width="2.474cm" svg:height="2.474cm" svg:x="12.496cm" svg:y="1.91cm">
          <text:p text:style-name="P1">Delete</text:p>
          <text:p text:style-name="P1">Op</text:p>
        </draw:circle>
        <draw:connector draw:style-name="gr2" draw:text-style-name="P1" draw:layer="layout" draw:type="curve" svg:x1="4.109cm" svg:y1="3.147cm" svg:x2="5.255cm" svg:y2="3.147cm" draw:start-shape="id1" draw:start-glue-point="1" draw:end-shape="id2" draw:end-glue-point="3" svg:d="m4109 3147h1146">
          <text:p/>
        </draw:connector>
        <draw:connector draw:style-name="gr2" draw:text-style-name="P1" draw:layer="layout" draw:type="curve" svg:x1="7.73cm" svg:y1="3.147cm" svg:x2="8.875cm" svg:y2="3.147cm" draw:start-shape="id2" draw:start-glue-point="1" draw:end-shape="id3" svg:d="m7730 3147h1145">
          <text:p/>
        </draw:connector>
        <draw:connector draw:style-name="gr2" draw:text-style-name="P1" draw:layer="layout" draw:type="curve" svg:x1="11.35cm" svg:y1="3.147cm" svg:x2="12.496cm" svg:y2="3.147cm" draw:start-shape="id3" draw:start-glue-point="1" draw:end-shape="id4" svg:d="m11350 3147h1146">
          <text:p/>
        </draw:connector>
        <draw:connector draw:style-name="gr2" draw:text-style-name="P1" draw:layer="layout" draw:type="curve" svg:x1="14.97cm" svg:y1="3.147cm" svg:x2="13.733cm" svg:y2="1.91cm" draw:start-shape="id4" draw:start-glue-point="1" draw:end-shape="id4" draw:end-glue-point="0" svg:d="m14970 3147c751 0 626-869 129-1366s-1366-622-1366 129">
          <text:p/>
        </draw:connector>
        <draw:connector draw:style-name="gr2" draw:text-style-name="P1" draw:layer="layout" draw:type="curve" svg:x1="11.35cm" svg:y1="3.147cm" svg:x2="10.112cm" svg:y2="1.91cm" draw:start-shape="id3" draw:start-glue-point="1" draw:end-shape="id3" draw:end-glue-point="0" svg:d="m11350 3147c751 0 626-869 129-1366s-1367-622-1367 129">
          <text:p/>
        </draw:connector>
        <draw:connector draw:style-name="gr2" draw:text-style-name="P1" draw:layer="layout" draw:type="curve" svg:x1="7.73cm" svg:y1="3.147cm" svg:x2="6.492cm" svg:y2="1.91cm" draw:start-shape="id2" draw:start-glue-point="1" draw:end-shape="id2" draw:end-glue-point="0" svg:d="m7730 3147c751 0 626-869 129-1366s-1367-622-1367 129">
          <text:p/>
        </draw:connector>
        <draw:connector draw:style-name="gr2" draw:text-style-name="P1" draw:layer="layout" draw:type="curve" svg:x1="4.109cm" svg:y1="3.147cm" svg:x2="2.872cm" svg:y2="1.91cm" draw:start-shape="id1" draw:start-glue-point="1" draw:end-shape="id1" draw:end-glue-point="0" svg:d="m4109 3147c751 0 626-869 129-1366s-1366-622-1366 129">
          <text:p/>
        </draw:connector>
        <draw:circle draw:style-name="gr1" draw:text-style-name="P2" xml:id="id5" draw:id="id5" draw:layer="layout" svg:width="2.474cm" svg:height="2.474cm" svg:x="1.245cm" svg:y="6.381cm">
          <text:p text:style-name="P1"><text:span text:style-name="T1">New</text:span></text:p>
        </draw:circle>
        <draw:circle draw:style-name="gr1" draw:text-style-name="P2" xml:id="id9" draw:id="id9" draw:layer="layout" svg:width="2.474cm" svg:height="2.474cm" svg:x="4.99cm" svg:y="13.935cm">
          <text:p text:style-name="P1"><text:span text:style-name="T1">Failed</text:span></text:p>
        </draw:circle>
        <draw:circle draw:style-name="gr1" draw:text-style-name="P2" xml:id="id7" draw:id="id7" draw:layer="layout" svg:width="2.474cm" svg:height="2.474cm" svg:x="1.245cm" svg:y="13.935cm">
          <text:p text:style-name="P1"><text:span text:style-name="T1">Succeeded</text:span></text:p>
        </draw:circle>
        <draw:circle draw:style-name="gr1" draw:text-style-name="P2" xml:id="id8" draw:id="id8" draw:layer="layout" svg:width="2.474cm" svg:height="2.474cm" svg:x="4.99cm" svg:y="9.99cm">
          <text:p text:style-name="P1"><text:span text:style-name="T1">Failure</text:span></text:p>
          <text:p text:style-name="P1"><text:span text:style-name="T1">In</text:span></text:p>
          <text:p text:style-name="P1"><text:span text:style-name="T1">Progress</text:span></text:p>
        </draw:circle>
        <draw:circle draw:style-name="gr1" draw:text-style-name="P2" xml:id="id6" draw:id="id6" draw:layer="layout" svg:width="2.474cm" svg:height="2.474cm" svg:x="1.245cm" svg:y="9.99cm">
          <text:p text:style-name="P1"><text:span text:style-name="T1">In</text:span></text:p>
          <text:p text:style-name="P1"><text:span text:style-name="T1">Progress</text:span></text:p>
        </draw:circle>
        <draw:connector draw:style-name="gr2" draw:text-style-name="P1" draw:layer="layout" draw:type="curve" svg:x1="2.482cm" svg:y1="8.855cm" svg:x2="2.482cm" svg:y2="9.99cm" draw:start-shape="id5" draw:start-glue-point="2" draw:end-shape="id6" svg:d="m2482 8855v1135">
          <text:p/>
        </draw:connector>
        <draw:connector draw:style-name="gr2" draw:text-style-name="P1" draw:layer="layout" draw:type="curve" svg:x1="2.482cm" svg:y1="12.464cm" svg:x2="2.482cm" svg:y2="13.935cm" draw:start-shape="id6" draw:start-glue-point="2" draw:end-shape="id7" svg:d="m2482 12464v1471">
          <text:p/>
        </draw:connector>
        <draw:connector draw:style-name="gr2" draw:text-style-name="P1" draw:layer="layout" draw:type="curve" svg:x1="3.719cm" svg:y1="11.227cm" svg:x2="4.99cm" svg:y2="11.227cm" draw:start-shape="id6" draw:start-glue-point="1" draw:end-shape="id8" draw:end-glue-point="3" svg:d="m3719 11227h1271">
          <text:p/>
        </draw:connector>
        <draw:connector draw:style-name="gr2" draw:text-style-name="P1" draw:layer="layout" draw:type="curve" svg:x1="6.227cm" svg:y1="12.464cm" svg:x2="6.227cm" svg:y2="13.935cm" draw:start-shape="id8" draw:start-glue-point="2" draw:end-shape="id9" svg:d="m6227 12464v1471">
          <text:p/>
        </draw:connector>
        <draw:circle draw:style-name="gr1" draw:text-style-name="P2" xml:id="id10" draw:id="id10" draw:layer="layout" svg:width="2.474cm" svg:height="2.474cm" svg:x="10.995cm" svg:y="6.415cm">
          <text:p text:style-name="P1"><text:span text:style-name="T1">Reserve</text:span></text:p>
          <text:p text:style-name="P1"><text:span text:style-name="T1">TID</text:span></text:p>
        </draw:circle>
        <draw:circle draw:style-name="gr1" draw:text-style-name="P2" xml:id="id16" draw:id="id16" draw:layer="layout" svg:width="2.474cm" svg:height="2.474cm" svg:x="17.316cm" svg:y="16.341cm">
          <text:p text:style-name="P1"><text:span text:style-name="T1">Mark</text:span></text:p>
          <text:p text:style-name="P1"><text:span text:style-name="T1">Failed</text:span></text:p>
        </draw:circle>
        <draw:circle draw:style-name="gr3" draw:text-style-name="P2" xml:id="id12" draw:id="id12" draw:layer="layout" svg:width="2.474cm" svg:height="2.474cm" svg:x="14.17cm" svg:y="9.826cm">
          <text:p text:style-name="P1"><text:span text:style-name="T1">Save</text:span></text:p>
          <text:p text:style-name="P1"><text:span text:style-name="T1">Exception</text:span></text:p>
        </draw:circle>
        <draw:circle draw:style-name="gr3" draw:text-style-name="P2" xml:id="id13" draw:id="id13" draw:layer="layout" svg:width="2.474cm" svg:height="2.474cm" svg:x="17.316cm" svg:y="9.826cm">
          <text:p text:style-name="P1"><text:span text:style-name="T1">Mark</text:span></text:p>
          <text:p text:style-name="P1"><text:span text:style-name="T1">Failure In</text:span></text:p>
          <text:p text:style-name="P1"><text:span text:style-name="T1">Progress</text:span></text:p>
        </draw:circle>
        <draw:circle draw:style-name="gr1" draw:text-style-name="P2" xml:id="id18" draw:id="id18" draw:layer="layout" svg:width="2.474cm" svg:height="2.474cm" svg:x="10.995cm" svg:y="13.003cm">
          <text:p text:style-name="P1"><text:span text:style-name="T1">Mark</text:span></text:p>
          <text:p text:style-name="P1"><text:span text:style-name="T1">Success</text:span></text:p>
        </draw:circle>
        <draw:circle draw:style-name="gr1" draw:text-style-name="P2" xml:id="id14" draw:id="id14" draw:layer="layout" svg:width="2.474cm" svg:height="2.474cm" svg:x="17.316cm" svg:y="13.003cm">
          <text:p text:style-name="P1"><text:span text:style-name="T1">Undo</text:span></text:p>
          <text:p text:style-name="P1"><text:span text:style-name="T1">Top Op</text:span></text:p>
        </draw:circle>
        <draw:circle draw:style-name="gr1" draw:text-style-name="P2" xml:id="id11" draw:id="id11" draw:layer="layout" svg:width="2.474cm" svg:height="2.474cm" svg:x="10.995cm" svg:y="9.826cm">
          <text:p text:style-name="P1"><text:span text:style-name="T1">Execute</text:span></text:p>
          <text:p text:style-name="P1"><text:span text:style-name="T1">Top Op</text:span></text:p>
        </draw:circle>
        <draw:circle draw:style-name="gr3" draw:text-style-name="P2" xml:id="id17" draw:id="id17" draw:layer="layout" svg:width="2.474cm" svg:height="2.474cm" svg:x="7.886cm" svg:y="9.826cm">
          <text:p text:style-name="P1"><text:span text:style-name="T1">Push Op</text:span></text:p>
        </draw:circle>
        <draw:circle draw:style-name="gr3" draw:text-style-name="P2" xml:id="id15" draw:id="id15" draw:layer="layout" svg:width="2.474cm" svg:height="2.474cm" svg:x="14.17cm" svg:y="13.003cm">
          <text:p text:style-name="P1"><text:span text:style-name="T1">Pop Op</text:span></text:p>
        </draw:circle>
        <draw:connector draw:style-name="gr2" draw:text-style-name="P1" draw:layer="layout" draw:type="curve" svg:x1="12.232cm" svg:y1="8.889cm" svg:x2="12.232cm" svg:y2="9.826cm" draw:start-shape="id10" draw:start-glue-point="2" draw:end-shape="id11" draw:end-glue-point="0" svg:d="m12232 8889v937">
          <text:p/>
        </draw:connector>
        <draw:connector draw:style-name="gr2" draw:text-style-name="P1" draw:layer="layout" draw:type="curve" svg:x1="13.469cm" svg:y1="11.063cm" svg:x2="14.17cm" svg:y2="11.063cm" draw:start-shape="id11" draw:start-glue-point="1" draw:end-shape="id12" draw:end-glue-point="3" svg:d="m13469 11063h701">
          <text:p/>
        </draw:connector>
        <draw:connector draw:style-name="gr2" draw:text-style-name="P1" draw:layer="layout" draw:type="curve" svg:x1="16.644cm" svg:y1="11.063cm" svg:x2="17.316cm" svg:y2="11.063cm" draw:start-shape="id12" draw:start-glue-point="1" draw:end-shape="id13" draw:end-glue-point="3" svg:d="m16644 11063h672">
          <text:p/>
        </draw:connector>
        <draw:connector draw:style-name="gr2" draw:text-style-name="P1" draw:layer="layout" draw:type="curve" svg:x1="18.553cm" svg:y1="12.3cm" svg:x2="18.553cm" svg:y2="13.003cm" draw:start-shape="id13" draw:start-glue-point="2" draw:end-shape="id14" draw:end-glue-point="0" svg:d="m18553 12300v703">
          <text:p/>
        </draw:connector>
        <draw:connector draw:style-name="gr2" draw:text-style-name="P1" draw:layer="layout" draw:type="curve" svg:x1="17.316cm" svg:y1="14.24cm" svg:x2="16.644cm" svg:y2="14.24cm" draw:start-shape="id14" draw:start-glue-point="3" draw:end-shape="id15" draw:end-glue-point="1" svg:d="m17316 14240h-672">
          <text:p/>
        </draw:connector>
        <draw:connector draw:style-name="gr2" draw:text-style-name="P1" draw:layer="layout" draw:type="curve" svg:x1="15.407cm" svg:y1="13.003cm" svg:x2="18.553cm" svg:y2="13.003cm" draw:start-shape="id15" draw:start-glue-point="0" draw:end-shape="id14" draw:end-glue-point="0" svg:d="m15407 13003c0-751 3146-751 3146 0">
          <text:p/>
        </draw:connector>
        <draw:connector draw:style-name="gr2" draw:text-style-name="P1" draw:layer="layout" draw:type="curve" svg:x1="18.553cm" svg:y1="15.477cm" svg:x2="18.553cm" svg:y2="16.341cm" draw:start-shape="id14" draw:start-glue-point="2" draw:end-shape="id16" svg:d="m18553 15477v864">
          <text:p/>
        </draw:connector>
        <draw:connector draw:style-name="gr2" draw:text-style-name="P1" draw:layer="layout" draw:type="curve" svg:x1="10.995cm" svg:y1="11.063cm" svg:x2="10.36cm" svg:y2="11.063cm" draw:start-shape="id11" draw:start-glue-point="3" draw:end-shape="id17" draw:end-glue-point="1" svg:d="m10995 11063h-635">
          <text:p/>
        </draw:connector>
        <draw:connector draw:style-name="gr2" draw:text-style-name="P1" draw:layer="layout" draw:type="curve" svg:x1="9.123cm" svg:y1="9.826cm" svg:x2="12.232cm" svg:y2="9.826cm" draw:start-shape="id17" draw:start-glue-point="0" draw:end-shape="id11" draw:end-glue-point="0" svg:d="m9123 9826c0-751 3109-751 3109 0">
          <text:p/>
        </draw:connector>
        <draw:connector draw:style-name="gr4" draw:text-style-name="P1" draw:layer="layout" draw:type="curve" svg:x1="12.232cm" svg:y1="12.3cm" svg:x2="12.232cm" svg:y2="13.003cm" draw:start-shape="id11" draw:start-glue-point="2" draw:end-shape="id18" draw:end-glue-point="0" svg:d="m12232 12300v703">
          <text:p text:style-name="P1"><text:s/></text:p>
        </draw:connector>
        <draw:custom-shape draw:style-name="gr5" draw:text-style-name="P1" xml:id="id19" draw:id="id19" draw:layer="layout" svg:width="3.81cm" svg:height="1.27cm" svg:x="15.605cm" svg:y="6.715cm">
          <text:p text:style-name="P1">Entry Point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5.605cm" svg:y1="7.35cm" svg:x2="12.232cm" svg:y2="6.415cm" draw:start-shape="id19" draw:start-glue-point="3" draw:end-shape="id10" draw:end-glue-point="0" svg:d="m15605 7350c-1600 0-1333-718-1776-1140s-1597-546-1597 205">
          <text:p/>
        </draw:connector>
        <draw:connector draw:style-name="gr6" draw:text-style-name="P1" draw:layer="layout" draw:type="curve" svg:x1="17.51cm" svg:y1="7.985cm" svg:x2="13.062cm" svg:y2="10.033cm" draw:start-shape="id19" draw:start-glue-point="2" svg:d="m17510 7985c0 1911-4448 887-4448 2048">
          <text:p/>
        </draw:connector>
        <draw:connector draw:style-name="gr6" draw:text-style-name="P1" draw:layer="layout" draw:type="curve" svg:x1="19.415cm" svg:y1="7.35cm" svg:x2="19.79cm" svg:y2="14.24cm" draw:start-shape="id19" draw:start-glue-point="1" draw:end-shape="id14" draw:end-glue-point="1" svg:d="m19415 7350c1314 0 1126 6890 375 6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Fiery" xlink:href="Pictures/100000000000005E0000005E38A4791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uchs </meta:initial-creator>
    <meta:creation-date>2012-02-01T09:08:06</meta:creation-date>
    <dc:date>2012-02-10T07:04:03</dc:date>
    <meta:editing-duration>PT5M39S</meta:editing-duration>
    <meta:editing-cycles>2</meta:editing-cycles>
    <meta:generator>OpenOffice.org/3.3$Unix OpenOffice.org_project/330m20$Build-9567</meta:generator>
    <meta:document-statistic meta:object-count="43"/>
  </office:meta>
</office:document-meta>
</file>